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5" svg:font-family="Tahoma"/>
    <style:font-face style:name="DejaVu Sans" svg:font-family="'DejaVu Sans'" style:font-family-generic="swiss"/>
    <style:font-face style:name="Tahoma1" svg:font-family="Tahoma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Tableau2" style:family="table">
      <style:table-properties style:width="13.605cm" table:align="right" style:may-break-between-rows="false"/>
    </style:style>
    <style:style style:name="Tableau2.A" style:family="table-column">
      <style:table-column-properties style:column-width="6.798cm"/>
    </style:style>
    <style:style style:name="Tableau2.B" style:family="table-column">
      <style:table-column-properties style:column-width="6.807cm"/>
    </style:style>
    <style:style style:name="Tableau2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2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2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2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2">
      <style:text-properties fo:font-weight="bold" officeooo:paragraph-rsid="0016325e" style:font-weight-asian="bold" style:font-weight-complex="bold"/>
    </style:style>
    <style:style style:name="P8" style:family="paragraph" style:parent-style-name="Standard2">
      <style:text-properties fo:font-weight="bold" officeooo:paragraph-rsid="003a05d7" style:font-weight-asian="bold" style:font-weight-complex="bold"/>
    </style:style>
    <style:style style:name="P9" style:family="paragraph" style:parent-style-name="Standard2">
      <style:paragraph-properties fo:text-align="end" style:justify-single-word="false"/>
      <style:text-properties fo:font-weight="bold" officeooo:rsid="003a05d7" officeooo:paragraph-rsid="003a05d7" style:font-weight-asian="bold" style:font-weight-complex="bold"/>
    </style:style>
    <style:style style:name="P10" style:family="paragraph" style:parent-style-name="Standard2">
      <style:text-properties fo:font-weight="bold" officeooo:rsid="003a05d7" officeooo:paragraph-rsid="003a05d7" style:font-weight-asian="bold" style:font-weight-complex="bold"/>
    </style:style>
    <style:style style:name="P11" style:family="paragraph" style:parent-style-name="Standard2">
      <style:paragraph-properties fo:text-align="center" style:justify-single-word="false"/>
      <style:text-properties fo:color="#ff3333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12" style:family="paragraph" style:parent-style-name="Standard2">
      <style:text-properties fo:font-size="2pt" fo:font-weight="bold" style:font-size-asian="2pt" style:font-weight-asian="bold" style:font-size-complex="2pt" style:font-weight-complex="bold"/>
    </style:style>
    <style:style style:name="P13" style:family="paragraph" style:parent-style-name="Standard2">
      <style:paragraph-properties fo:text-align="end" style:justify-single-word="false"/>
      <style:text-properties fo:font-size="2pt" fo:font-weight="bold" style:font-size-asian="2pt" style:font-weight-asian="bold" style:font-size-complex="2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ahoma2" fo:font-size="11pt" fo:font-weight="bold" officeooo:paragraph-rsid="003a05d7" style:font-size-asian="11pt" style:font-weight-asian="bold" style:font-size-complex="11pt" style:font-weight-complex="bold"/>
    </style:style>
    <style:style style:name="P16" style:family="paragraph" style:parent-style-name="Standard">
      <style:text-properties officeooo:rsid="0023684a" officeooo:paragraph-rsid="0023684a"/>
    </style:style>
    <style:style style:name="P17" style:family="paragraph" style:parent-style-name="Standard">
      <style:text-properties officeooo:paragraph-rsid="0024b1b4"/>
    </style:style>
    <style:style style:name="P18" style:family="paragraph" style:parent-style-name="Standard">
      <style:text-properties officeooo:paragraph-rsid="002f287b"/>
    </style:style>
    <style:style style:name="P19" style:family="paragraph" style:parent-style-name="Standard">
      <style:text-properties officeooo:paragraph-rsid="002707cb"/>
    </style:style>
    <style:style style:name="P20" style:family="paragraph" style:parent-style-name="Standard">
      <style:text-properties officeooo:paragraph-rsid="003a05d7"/>
    </style:style>
    <style:style style:name="P21" style:family="paragraph" style:parent-style-name="Standard">
      <style:text-properties officeooo:paragraph-rsid="004166ea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f752"/>
    </style:style>
    <style:style style:name="T3" style:family="text">
      <style:text-properties style:text-underline-style="solid" style:text-underline-width="auto" style:text-underline-color="font-color" officeooo:rsid="0016325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1a143" style:font-weight-asian="bold" style:font-weight-complex="bold"/>
    </style:style>
    <style:style style:name="T6" style:family="text">
      <style:text-properties fo:font-weight="bold" officeooo:rsid="004166ea" style:font-weight-asian="bold" style:font-weight-complex="bold"/>
    </style:style>
    <style:style style:name="T7" style:family="text">
      <style:text-properties style:font-name="Tahoma1"/>
    </style:style>
    <style:style style:name="T8" style:family="text">
      <style:text-properties style:font-name="Tahoma1" style:font-size-complex="11pt"/>
    </style:style>
    <style:style style:name="T9" style:family="text">
      <style:text-properties style:font-name="Tahoma1" fo:font-weight="bold" officeooo:rsid="00401d5e" style:font-weight-asian="bold" style:font-size-complex="11pt" style:font-weight-complex="bold"/>
    </style:style>
    <style:style style:name="T10" style:family="text">
      <style:text-properties style:font-name="Tahoma1" fo:font-weight="bold" officeooo:rsid="0024b1b4" style:font-weight-asian="bold" style:font-size-complex="11pt" style:font-weight-complex="bold"/>
    </style:style>
    <style:style style:name="T11" style:family="text">
      <style:text-properties style:font-name="Tahoma1" fo:font-weight="bold" officeooo:rsid="002ecfcf" style:font-weight-asian="bold" style:font-size-complex="11pt" style:font-weight-complex="bold"/>
    </style:style>
    <style:style style:name="T12" style:family="text">
      <style:text-properties style:font-name="Tahoma1" fo:font-weight="bold" officeooo:rsid="002f287b" style:font-weight-asian="bold" style:font-size-complex="11pt" style:font-weight-complex="bold"/>
    </style:style>
    <style:style style:name="T13" style:family="text">
      <style:text-properties style:font-name="Tahoma1" fo:font-weight="bold" officeooo:rsid="004166ea" style:font-weight-asian="bold" style:font-size-complex="11pt" style:font-weight-complex="bold"/>
    </style:style>
    <style:style style:name="T14" style:family="text">
      <style:text-properties style:font-name="Tahoma1" fo:font-weight="normal" style:font-weight-asian="normal" style:font-size-complex="11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4b1b4" style:font-weight-asian="normal" style:font-weight-complex="normal"/>
    </style:style>
    <style:style style:name="T17" style:family="text">
      <style:text-properties fo:font-weight="normal" officeooo:rsid="004166ea" style:font-weight-asian="normal" style:font-weight-complex="normal"/>
    </style:style>
    <style:style style:name="T18" style:family="text">
      <style:text-properties officeooo:rsid="002ecfcf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size="10pt" fo:language="fr" fo:country="FR" style:language-asian="zxx" style:country-asian="none" style:language-complex="zxx" style:country-complex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font-name="Times New Roman" fo:font-size="10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5942480" text:id="ct35942480">
          <text:insertion>
            <office:change-info>
              <dc:creator>Gauthier Bastien</dc:creator>
              <dc:date>2014-09-09T11:49:00</dc:date>
            </office:change-info>
          </text:insertion>
        </text:changed-region>
        <text:changed-region xml:id="ct35943408" text:id="ct35943408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35943104" text:id="ct35943104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35980384" text:id="ct35980384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36140240" text:id="ct36140240">
          <text:insertion>
            <office:change-info>
              <dc:creator>Auteur inconnu</dc:creator>
              <dc:date>2015-10-28T13:26:00</dc:date>
            </office:change-info>
          </text:insertion>
        </text:changed-region>
        <text:changed-region xml:id="ct36077696" text:id="ct36077696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36380624" text:id="ct36380624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36107440" text:id="ct36107440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36203136" text:id="ct36203136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36374272" text:id="ct36374272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36419184" text:id="ct36419184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36116320" text:id="ct3611632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36379856" text:id="ct3637985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36379472" text:id="ct36379472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36522320" text:id="ct3652232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36373440" text:id="ct36373440">
          <text:insertion>
            <office:change-info>
              <dc:creator>Gauthier Bastien</dc:creator>
              <dc:date>2013-01-17T14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35942480"/>self.displayValue(self.listProposingGroups(),self.getProposingGroup())<text:change-end text:change-id="ct35942480"/></text:p>
          <text:p text:style-name="P3"><text:line-break/>Correspondant :<text:line-break/><text:change-start text:change-id="ct35943408"/>self.portal_membership.getMemberInfo(self.Creator())['fullname']<text:change-end text:change-id="ct35943408"/></text:p>
          <text:p text:style-name="P3"><text:line-break/>Références : <text:change-start text:change-id="ct35943104"/>self.getItemReference()<text:change-end text:change-id="ct35943104"/></text:p>
        </draw:text-box>
      </draw:frame>
      <text:p text:style-name="P11"><office:annotation><dc:creator>Auteur inconnu</dc:creator><dc:date>2017-02-15T15:31:15</dc:date><text:list text:style-name=""><text:list-item><text:p text:style-name="P22"><text:span text:style-name="T19">do text if not self.hasMeeting()</text:span></text:p></text:list-item></text:list></office:annotation>PROJET DE DÉLIBERATION</text:p>
      <text:p text:style-name="Standard2">Du registre aux délibérations du <text:change-start text:change-id="ct35980384"/>self.portal_plonemeeting.getMeetingConfig(self).Title()<text:change-end text:change-id="ct35980384"/> a été extrait ce qui suit :<text:line-break/></text:p>
      <text:p text:style-name="P4">Séance du <text:text-input text:description="">self.hasMeeting() and self.getMeeting().Title() or ''</text:text-input></text:p>
      <text:p text:style-name="Standard2"><text:line-break/><text:span text:style-name="T1">Etaient présents :</text:span></text:p>
      <text:p text:style-name="P14"><office:annotation><dc:date>2009-09-29T00:00:00</dc:date><text:p><text:span text:style-name="T24">do text if </text:span><text:span text:style-name="T23">self.hasMeeting()</text:span></text:p><text:p><text:span text:style-name="T24">from xhtml(self.getStrikedItemAssembly(groupByDuty=True))</text:span></text:p></office:annotation>Assemblée</text:p>
      <text:p text:style-name="P7"><text:span text:style-name="T1">Objet n° </text:span><text:change-start text:change-id="ct36140240"/><text:span text:style-name="T3">self</text:span><text:span text:style-name="T1">.getItemNumber(relativeTo='meeting', </text:span><text:span text:style-name="T2">for_display=True</text:span><text:span text:style-name="T1">)</text:span><text:change-end text:change-id="ct36140240"/><text:span text:style-name="T1"> : </text:span><text:change-start text:change-id="ct36077696"/><text:span text:style-name="T1">self.</text:span>Title()<text:change-end text:change-id="ct36077696"/></text:p>
      <text:p text:style-name="Standard2"/>
      <text:p text:style-name="P16"><office:annotation><dc:creator>Auteur inconnu</dc:creator><dc:date>2017-01-02T16:15:57</dc:date><text:list text:continue-numbering="true" text:style-name=""><text:list-item><text:p text:style-name="P22"><text:span text:style-name="T19">do text if self.getMotivation()</text:span></text:p></text:list-item><text:list-item><text:p text:style-name="P22"><text:span text:style-name="T19">from xhtml(self.getMotivation())</text:span></text:p></text:list-item></text:list></office:annotation>motivation</text:p>
      <text:section text:style-name="Sect1" text:name="avis simple">
        <text:p text:style-name="P19"><office:annotation><dc:creator>Auteur inconnu</dc:creator><dc:date>2017-01-02T16:18:10</dc:date><text:list text:continue-numbering="true" text:style-name=""><text:list-item><text:p text:style-name="P22"><text:span text:style-name="T19">do section- for advice in view.printFinanceAdvice('simple')</text:span></text:p></text:list-item></text:list></office:annotation><text:span text:style-name="Police_20_par_20_défaut">Considérant l'avis </text:span><text:span text:style-name="Police_20_par_20_défaut"><text:span text:style-name="T18"><text:text-input text:description="">advice['type_translated']</text:text-input></text:span></text:span><text:span text:style-name="Police_20_par_20_défaut"> du Directeur financier remis en date du </text:span><text:span text:style-name="Police_20_par_20_défaut"><text:span text:style-name="Strong_20_Emphasis"><text:span text:style-name="T17"><text:text-input text:description="">advice['item_transmitted_on_localized']</text:text-input></text:span></text:span></text:span><text:span text:style-name="Police_20_par_20_défaut"><text:span text:style-name="Strong_20_Emphasis"><text:span text:style-name="T16">,</text:span></text:span></text:span></text:p>
      </text:section>
      <text:section text:style-name="Sect1" text:name="avis legal">
        <text:p text:style-name="P18"><text:span text:style-name="T7"><office:annotation><dc:creator>Auteur inconnu</dc:creator><dc:date>2017-01-02T16:19:06</dc:date><text:list text:continue-numbering="true" text:style-name=""><text:list-item><text:p text:style-name="P22"><text:span text:style-name="T23">do section- for advice in view.printFinanceAdvice('legal')</text:span></text:p></text:list-item></text:list></office:annotation></text:span><text:span text:style-name="Police_20_par_20_défaut"><text:span text:style-name="T8">Considérant la transmission du dossier au Directeur financier pour avis préalable en date du </text:span></text:span><text:span text:style-name="Strong_20_Emphasis"><text:span text:style-name="T13"><text:text-input text:description="">advice['item_transmitted_on_localized']</text:text-input></text:span></text:span><text:span text:style-name="Police_20_par_20_défaut"><text:span text:style-name="T12">,</text:span></text:span></text:p>
        <text:p text:style-name="P21"><text:span text:style-name="Police_20_par_20_défaut"><text:span text:style-name="T9">Considérant l'avis </text:span></text:span><text:span text:style-name="Police_20_par_20_défaut"><text:span text:style-name="T11"><text:text-input text:description="">advice['type_translated']</text:text-input></text:span></text:span><text:span text:style-name="Police_20_par_20_défaut"><text:span text:style-name="T9"> du Directeur financier remis en date du </text:span></text:span><text:span text:style-name="Police_20_par_20_défaut"><text:span text:style-name="T13"><text:text-input text:description="">advice['advice_given_on_localized']</text:text-input></text:span></text:span><text:span text:style-name="Strong_20_Emphasis"><text:span text:style-name="T14">,</text:span></text:span></text:p>
      </text:section>
      <text:section text:style-name="Sect1" text:name="avis non donné">
        <text:p text:style-name="P21"><office:annotation><dc:creator>Auteur inconnu</dc:creator><dc:date>2017-01-02T16:19:16</dc:date><text:list text:continue-numbering="true" text:style-name=""><text:list-item><text:p text:style-name="P22"><text:span text:style-name="T23">do section- for advice in view.printFinanceAdvice('legal_not_given')</text:span></text:p></text:list-item></text:list></office:annotation><text:span text:style-name="Police_20_par_20_défaut">Considérant la transmission du dossier au Directeur financier pour avis préalable en date du</text:span><text:span text:style-name="Police_20_par_20_défaut"><text:span text:style-name="T4"> </text:span></text:span><text:bookmark-start text:name="__DdeLink__1237_1781793442"/><text:span text:style-name="Strong_20_Emphasis"><text:span text:style-name="T13"><text:text-input text:description="">advice['item_transmitted_on_localized']</text:text-input></text:span></text:span><text:bookmark-end text:name="__DdeLink__1237_1781793442"/>,</text:p>
        <text:p text:style-name="Standard"><text:span text:style-name="Police_20_par_20_défaut">Considérant l'avis non rendu par le Directeur financier,</text:span></text:p>
      </text:section>
      <text:section text:style-name="Sect1" text:name="avis initiative">
        <text:p text:style-name="P17"><office:annotation><dc:creator>Auteur inconnu</dc:creator><dc:date>2017-01-02T16:19:27</dc:date><text:list text:continue-numbering="true" text:style-name=""><text:list-item><text:p text:style-name="P22"><text:span text:style-name="T23">do section- for advice in view.printFinanceAdvice('initiative')</text:span></text:p></text:list-item></text:list></office:annotation><text:span text:style-name="Police_20_par_20_défaut">Considérant l'avis d'initiative </text:span><text:span text:style-name="Police_20_par_20_défaut"><text:span text:style-name="T18"><text:text-input text:description="">advice['type_translated']</text:text-input></text:span></text:span><text:span text:style-name="Police_20_par_20_défaut"> du Directeur financier remis en date du </text:span><text:span text:style-name="Police_20_par_20_défaut"><text:span text:style-name="T6"><text:text-input text:description="">advice['advice_given_on_localized']</text:text-input></text:span></text:span><text:span text:style-name="Strong_20_Emphasis"><text:span text:style-name="T15">,</text:span></text:span></text:p>
      </text:section>
      <text:p text:style-name="P16"><office:annotation><dc:creator>Auteur inconnu</dc:creator><dc:date>2017-01-02T16:15:23</dc:date><text:p><text:span text:style-name="T22">do text</text:span></text:p><text:p><text:span text:style-name="T22">from xhtml(view.printXhtml(self, ('&lt;p&gt;&lt;strong&gt;DECIDE:&lt;/strong&gt;&lt;/p&gt;', self.getDecision()), keepWithNext=True))</text:span></text:p></office:annotation>decision</text:p>
      <text:p text:style-name="pmParaKeepWithNext"><text:soft-page-break/><text:line-break/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<office:annotation><dc:creator>Auteur inconnu</dc:creator><dc:date>2017-02-15T15:46:12</dc:date><text:list text:continue-numbering="true" text:style-name=""><text:list-item><text:p text:style-name="P22"><text:span text:style-name="T19">do table if self.hasMeeting()</text:span></text:p></text:list-item></text:list></office:annotation></text:p>
          </table:table-cell>
          <table:table-cell table:style-name="Tableau2.A1" office:value-type="string">
            <text:p text:style-name="P13"/>
          </table:table-cell>
        </table:table-row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22"><text:span text:style-name="T21">do text if self.getItemSignatures()</text:span></text:p></office:annotation><text:change-start text:change-id="ct36380624"/>self.getItemSignatures().split('\n')[0]<text:change-end text:change-id="ct36380624"/></text:p>
            <text:p text:style-name="P5"><office:annotation><dc:creator>Gauthier Bastien</dc:creator><dc:date>2013-01-17T15:13:33</dc:date><text:p text:style-name="P22"><text:span text:style-name="T20">do text if not self.getItemSignatures()</text:span></text:p></office:annotation><text:change-start text:change-id="ct36107440"/>self.getItemSignatories(theObjects=True)[1].getGender()=='m' and 'Le' or 'La'<text:change-end text:change-id="ct36107440"/> <office:annotation><dc:creator>Gauthier Bastien</dc:creator><dc:date>2013-01-17T15:13:33</dc:date><text:p text:style-name="P22"><text:span text:style-name="T20">do text if not self.getItemSignatures()</text:span></text:p></office:annotation><text:change-start text:change-id="ct36203136"/>self.getItemSignatories(theObjects=True)[1].getDuty()<text:change-end text:change-id="ct36203136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22"><text:span text:style-name="T20">do text if self.getItemSignatures()</text:span></text:p></office:annotation><text:change-start text:change-id="ct36374272"/>self.getItemSignatures().split('\n')[2]<text:change-end text:change-id="ct36374272"/></text:p>
            <text:p text:style-name="P6"><office:annotation><dc:creator>Gauthier Bastien</dc:creator><dc:date>2013-01-17T15:13:33</dc:date><text:p text:style-name="P22"><text:span text:style-name="T20">do text if not self.getItemSignatures()</text:span></text:p></office:annotation><text:change-start text:change-id="ct36419184"/>self.getItemSignatories(theObjects=True)[0].getGender()=='m' and 'Le' or 'La'<text:change-end text:change-id="ct36419184"/> <office:annotation><dc:creator>Gauthier Bastien</dc:creator><dc:date>2013-01-17T15:13:33</dc:date><text:p text:style-name="P22"><text:span text:style-name="T20">do text if not self.getItemSignatures()</text:span></text:p></office:annotation><text:change-start text:change-id="ct36116320"/>self.getItemSignatories(theObjects=True)[0].getDuty()<text:change-end text:change-id="ct36116320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22"><text:span text:style-name="T21">do text if self.getItemSignatures()</text:span></text:p></office:annotation><text:change-start text:change-id="ct36379856"/>self.getItemSignatures().split('\n')[1]<text:change-end text:change-id="ct36379856"/></text:p>
            <text:p text:style-name="P5"><office:annotation><dc:creator>Gauthier Bastien</dc:creator><dc:date>2013-01-17T15:13:33</dc:date><text:p text:style-name="P22"><text:span text:style-name="T20">do text if not self.getItemSignatures()</text:span></text:p></office:annotation><text:change-start text:change-id="ct36379472"/>self.getItemSignatories(theObjects=True)[1].Title()<text:change-end text:change-id="ct36379472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22"><text:span text:style-name="T21">do text if self.getItemSignatures()</text:span></text:p></office:annotation><text:change-start text:change-id="ct36522320"/>self.getItemSignatures().split('\n')[3]<text:change-end text:change-id="ct36522320"/></text:p>
            <text:p text:style-name="P6"><office:annotation><dc:creator>Gauthier Bastien</dc:creator><dc:date>2013-01-17T15:13:33</dc:date><text:p text:style-name="P22"><text:span text:style-name="T20">do text if not self.getItemSignatures()</text:span></text:p></office:annotation><text:change-start text:change-id="ct36373440"/>self.getItemSignatories(theObjects=True)[0].Title()<text:change-end text:change-id="ct36373440"/></text:p>
          </table:table-cell>
        </table:table-row>
        <table:table-row>
          <table:table-cell table:style-name="Tableau2.A1" table:number-columns-spanned="2" office:value-type="string">
            <text:p text:style-name="P15"><text:line-break/>POUR EXTRAIT CONFORME :</text:p>
          </table:table-cell>
          <table:covered-table-cell/>
        </table:table-row>
        <table:table-row>
          <table:table-cell table:style-name="Tableau2.A1" office:value-type="string">
            <text:p text:style-name="P8"><text:text-input text:description="">self.adapted().getCertifiedSignatures()[0]</text:text-input></text:p>
          </table:table-cell>
          <table:table-cell table:style-name="Tableau2.A1" office:value-type="string">
            <text:p text:style-name="P9"><text:text-input text:description="">self.adapted().getCertifiedSignatures()[2]</text:text-input></text:p>
          </table:table-cell>
        </table:table-row>
        <table:table-row>
          <table:table-cell table:style-name="Tableau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>
          <table:table-cell table:style-name="Tableau2.A1" office:value-type="string">
            <text:p text:style-name="P10"><text:text-input text:description="">self.adapted().getCertifiedSignatures()[1]</text:text-input></text:p>
          </table:table-cell>
          <table:table-cell table:style-name="Tableau2.A1" office:value-type="string">
            <text:p text:style-name="P9"><text:text-input text:description="">self.adapted().getCertifiedSignatures()[3]</text:text-input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5" svg:font-family="Tahoma"/>
    <style:font-face style:name="DejaVu Sans" svg:font-family="'DejaVu Sans'" style:font-family-generic="swiss"/>
    <style:font-face style:name="Tahoma1" svg:font-family="Tahoma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style:font-name="Tahoma" fo:font-family="Tahoma" style:font-style-name="Normal" style:font-family-generic="swiss" style:font-pitch="variable" fo:font-size="10pt"/>
    </style:style>
    <style:style style:name="Text_20_body" style:display-name="Text body" style:family="paragraph" style:parent-style-name="Standard2" style:class="text">
      <style:paragraph-properties fo:margin-top="0cm" fo:margin-bottom="0.212cm" loext:contextual-spacing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3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5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5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creation-date>2015-01-19T08:51:35</meta:creation-date>
    <dc:language>fr-FR</dc:language>
    <meta:editing-cycles>45</meta:editing-cycles>
    <meta:editing-duration>PT2H19M6S</meta:editing-duration>
    <meta:initial-creator>Gauthier Bastien</meta:initial-creator>
    <dc:date>2017-03-06T09:08:17.663239564</dc:date>
    <meta:document-statistic meta:table-count="1" meta:image-count="0" meta:object-count="0" meta:page-count="2" meta:paragraph-count="34" meta:word-count="192" meta:character-count="2084" meta:non-whitespace-character-count="1949"/>
    <meta:user-defined meta:name="Info 1"/>
    <meta:user-defined meta:name="Info 2"/>
    <meta:user-defined meta:name="Info 3"/>
    <meta:user-defined meta:name="Info 4"/>
  </office:meta>
</office:document-meta>
</file>